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ManagerBridge.populateServiceMap( List avalonServiceReferenc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erviceManagerBridge.lookup( String component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ManagerBridge.releas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ManagerFactory.getInstanceFor( String beanName , BeanDefinition beanDefini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erviceManagerFactory.setReplacements( Map replac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ManagerFactory.set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anagerBridge.ServiceManagerBridge( List avalonServiceReferen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anagerBridge.hasService( String componentIdentif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